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6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7" style:family="paragraph" style:parent-style-name="Standard">
      <style:text-properties fo:language="da" fo:country="DK" officeooo:rsid="00178aab" officeooo:paragraph-rsid="00178aab"/>
    </style:style>
    <style:style style:name="P8" style:family="paragraph" style:parent-style-name="Standard">
      <style:text-properties fo:language="da" fo:country="DK" officeooo:rsid="00187b6d" officeooo:paragraph-rsid="00187b6d"/>
    </style:style>
    <style:style style:name="P9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5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7b6d" style:font-weight-asian="normal" style:font-weight-complex="normal"/>
    </style:style>
    <style:style style:name="T4" style:family="text">
      <style:text-properties officeooo:rsid="001c2cbe"/>
    </style:style>
    <style:style style:name="T5" style:family="text">
      <style:text-properties officeooo:rsid="001c43f8"/>
    </style:style>
    <style:style style:name="T6" style:family="text">
      <style:text-properties officeooo:rsid="001c8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5">busruter i Aarhus. </text:span></text:p>
      <text:p text:style-name="P1"/>
      <text:p text:style-name="P2">Initiering:</text:p>
      <text:p text:style-name="P7">Brugeren tilkendegiver over for systemet at han <text:span text:style-name="T1">ønsker</text:span> at se en liste over alle <text:span text:style-name="T5">busruter</text:span> <text:span text:style-name="T5">i</text:span> Aarhus, <text:span text:style-name="T5">ved at trykke på knappen ”Ruter” som findes på startskærmen</text:span>.</text:p>
      <text:p text:style-name="P7"/>
      <text:p text:style-name="P3">Aktører og interessenter:</text:p>
      <text:p text:style-name="P3"/>
      <text:p text:style-name="P3">Primære aktører:</text:p>
      <text:p text:style-name="P3"/>
      <text:p text:style-name="P3"><text:tab/><text:span text:style-name="T2">-Bruger.</text:span></text:p>
      <text:p text:style-name="P3"><text:span text:style-name="T2"/></text:p>
      <text:p text:style-name="P4"><text:span text:style-name="T1">Sekundære</text:span> <text:s/><text:span text:style-name="T1">aktører:</text:span></text:p>
      <text:p text:style-name="P4"/>
      <text:p text:style-name="P4"><text:span text:style-name="T1"><text:tab/>-</text:span><text:span text:style-name="T3">Database.</text:span></text:p>
      <text:p text:style-name="P4"><text:span text:style-name="T3"/></text:p>
      <text:p text:style-name="P3">Antal samtidige forekomster:</text:p>
      <text:p text:style-name="P3"/>
      <text:p text:style-name="P10">En samtidig forekomst.</text:p>
      <text:p text:style-name="P10"/>
      <text:p text:style-name="P5">Ikke funktionelle krav:</text:p>
      <text:p text:style-name="P5"/>
      <text:p text:style-name="P15">Kommer senere</text:p>
      <text:p text:style-name="P5"/>
      <text:p text:style-name="P5">Referencer:</text:p>
      <text:p text:style-name="P6"/>
      <text:p text:style-name="P12">ingen</text:p>
      <text:p text:style-name="P10"/>
      <text:p text:style-name="P5">Startbetingelser:</text:p>
      <text:p text:style-name="P5"/>
      <text:p text:style-name="P10"><text:span text:style-name="T5">Programmet er startet op, og </text:span>brugeren står ved startskærmen.</text:p>
      <text:p text:style-name="P5"/>
      <text:p text:style-name="P5">Slutresultat ved success:</text:p>
      <text:p text:style-name="P5"/>
      <text:p text:style-name="P11">brugeren får vist en liste over alle <text:span text:style-name="T5">busruter</text:span> i Aarhus.</text:p>
      <text:p text:style-name="P5"/>
      <text:p text:style-name="P5">slutresultat ved undtagelser:</text:p>
      <text:p text:style-name="P5"/>
      <text:p text:style-name="P10">Brugeren får vist en fejlmeddelse, der informerer om at det ikke var muligt at få listen over <text:span text:style-name="T5">busruter. <text:s/></text:span></text:p>
      <text:p text:style-name="P5"/>
      <text:p text:style-name="P5">Normalforløb:</text:p>
      <text:p text:style-name="P5"/>
      <text:p text:style-name="P10">1. Brugeren står ved startskærmen.</text:p>
      <text:p text:style-name="P10">2. <text:span text:style-name="T4">B</text:span>rugeren trykker på knappen ”<text:span text:style-name="T5">Ruter</text:span>”</text:p>
      <text:p text:style-name="P11">3. Systemet henter liste af <text:span text:style-name="T5">bustuer</text:span> <text:span text:style-name="T5">fra</text:span> databasen.</text:p>
      <text:p text:style-name="P10">4. Systemet viser listen af <text:span text:style-name="T5">bustuer</text:span> på skærmen.</text:p>
      <text:p text:style-name="P10"/>
      <text:p text:style-name="P5"/>
      <text:p text:style-name="P5"><text:soft-page-break/>Undtagelser:</text:p>
      <text:p text:style-name="P5"/>
      <text:p text:style-name="P10"><text:span text:style-name="T4">Undtagelse 3 a: Der kan ikke oprettes forbindelse til databasen.</text:span></text:p>
      <text:p text:style-name="P10"><text:span text:style-name="T4"/></text:p>
      <text:p text:style-name="P10"><text:span text:style-name="T4">(a) Systemet viser en fejlmeddelelse til brugeren om at der ikke kunne oprettes <text:tab/><text:tab/><text:tab/> <text:s text:c="5"/>forbindelse til databasen.</text:span></text:p>
      <text:p text:style-name="P10"><text:span text:style-name="T4">(b) brugeren trykker ”Ok”</text:span></text:p>
      <text:p text:style-name="P10"><text:span text:style-name="T4">(c) <text:s text:c="2"/>Systemet går tilbage til startskærmen.</text:span></text:p>
      <text:p text:style-name="P10"/>
      <text:p text:style-name="P13">Undtagelse 3 b: brugeren trykker på ”tilbage” knappen på telefonen, imens listen bliver hentet</text:p>
      <text:p text:style-name="P13"/>
      <text:p text:style-name="P13">(a) Systemet annullere hentningen af listen fra databasen.</text:p>
      <text:p text:style-name="P13">(b) systemet går tilbage tilstartskærmen.</text:p>
      <text:p text:style-name="P13"/>
      <text:p text:style-name="P13">Undtagelse 3 c: Brugeren trykker på ”Home” knappen på telefonen, imens listen bliver hentet</text:p>
      <text:p text:style-name="P13"/>
      <text:p text:style-name="P13">(a) <text:span text:style-name="T5">Systemet henter listen færdig i baggrunden.</text:span></text:p>
      <text:p text:style-name="P14"><text:tab/></text:p>
      <text:p text:style-name="P13"/>
      <text:p text:style-name="P10"/>
      <text:p text:style-name="P10"/>
      <text:p text:style-name="P10"><text:span text:style-name="T4"/></text:p>
      <text:p text:style-name="P10"><text:span text:style-name="T4"/></text:p>
      <text:p text:style-name="P10"><text:s/></text:p>
      <text:p text:style-name="P5"/>
      <text:p text:style-name="P3"/>
      <text:p text:style-name="P9"/>
      <text:p text:style-name="P3"><text:span text:style-name="T2"/></text:p>
      <text:p text:style-name="P8"/>
      <text:p text:style-name="P7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0T13:32:42.272000000</dc:date>
    <meta:editing-duration>PT53M3S</meta:editing-duration>
    <meta:editing-cycles>4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40" meta:word-count="231" meta:character-count="1532" meta:non-whitespace-character-count="1317"/>
  </office:meta>
</office:document-meta>
</file>